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enrico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08">
            <text:p>408</text:p>
          </table:table-cell>
          <table:table-cell table:style-name="ce23" office:value-type="float" office:value="155">
            <text:p>15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01">
            <text:p>801</text:p>
          </table:table-cell>
          <table:table-cell table:style-name="ce23" office:value-type="float" office:value="350">
            <text:p>35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30">
            <text:p>3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638">
            <text:p>638</text:p>
          </table:table-cell>
          <table:table-cell table:style-name="ce23" office:value-type="float" office:value="76">
            <text:p>7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365">
            <text:p>2365</text:p>
          </table:table-cell>
          <table:table-cell table:style-name="ce23" office:value-type="float" office:value="678">
            <text:p>67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93">
            <text:p>9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08">
            <text:p>408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24">
            <text:p>224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8">
            <text:p>3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3">
            <text:p>1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35">
            <text:p>3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279">
            <text:p>1279</text:p>
          </table:table-cell>
          <table:table-cell table:style-name="ce23" office:value-type="float" office:value="88">
            <text:p>8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111">
            <text:p>2111</text:p>
          </table:table-cell>
          <table:table-cell table:style-name="ce23" office:value-type="float" office:value="404">
            <text:p>40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4476">
            <text:p>4476</text:p>
          </table:table-cell>
          <table:table-cell table:style-name="ce23" office:value-type="float" office:value="1082">
            <text:p>108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